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2.303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2.0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51ff" officeooo:paragraph-rsid="001d51ff"/>
    </style:style>
    <style:style style:name="P2" style:family="paragraph" style:parent-style-name="Standard">
      <style:text-properties officeooo:rsid="001d51ff" officeooo:paragraph-rsid="001e09c3"/>
    </style:style>
    <style:style style:name="P3" style:family="paragraph" style:parent-style-name="Standard">
      <style:text-properties officeooo:rsid="001d51ff" officeooo:paragraph-rsid="001fb1c3"/>
    </style:style>
    <style:style style:name="P4" style:family="paragraph" style:parent-style-name="Standard">
      <style:text-properties style:text-underline-style="solid" style:text-underline-width="auto" style:text-underline-color="font-color" officeooo:rsid="001d51ff" officeooo:paragraph-rsid="001d51ff"/>
    </style:style>
    <style:style style:name="P5" style:family="paragraph" style:parent-style-name="Standard">
      <style:text-properties style:text-underline-style="solid" style:text-underline-width="auto" style:text-underline-color="font-color" officeooo:rsid="001d51ff" officeooo:paragraph-rsid="001fb1c3"/>
    </style:style>
    <style:style style:name="P6" style:family="paragraph" style:parent-style-name="Standard">
      <style:text-properties officeooo:rsid="001dd00d" officeooo:paragraph-rsid="001dd00d"/>
    </style:style>
    <style:style style:name="P7" style:family="paragraph" style:parent-style-name="Standard">
      <style:text-properties officeooo:rsid="001e09c3" officeooo:paragraph-rsid="001e09c3"/>
    </style:style>
    <style:style style:name="P8" style:family="paragraph" style:parent-style-name="Standard">
      <style:text-properties officeooo:rsid="001e09c3" officeooo:paragraph-rsid="001fb1c3"/>
    </style:style>
    <style:style style:name="P9" style:family="paragraph" style:parent-style-name="Standard">
      <style:text-properties style:text-underline-style="none" officeooo:rsid="001d51ff" officeooo:paragraph-rsid="001d51ff"/>
    </style:style>
    <style:style style:name="P10" style:family="paragraph" style:parent-style-name="Standard">
      <style:text-properties style:text-underline-style="none" officeooo:rsid="001d51ff" officeooo:paragraph-rsid="001e09c3"/>
    </style:style>
    <style:style style:name="P11" style:family="paragraph" style:parent-style-name="Standard">
      <style:text-properties style:text-underline-style="none" officeooo:rsid="001d51ff" officeooo:paragraph-rsid="001fb1c3"/>
    </style:style>
    <style:style style:name="P12" style:family="paragraph" style:parent-style-name="Standard">
      <style:text-properties style:text-underline-style="none" officeooo:rsid="001e09c3" officeooo:paragraph-rsid="001e09c3"/>
    </style:style>
    <style:style style:name="P13" style:family="paragraph" style:parent-style-name="Standard">
      <style:text-properties style:text-underline-style="none" officeooo:rsid="001e09c3" officeooo:paragraph-rsid="001fb1c3"/>
    </style:style>
    <style:style style:name="P14" style:family="paragraph" style:parent-style-name="Standard">
      <style:text-properties style:text-underline-style="none" fo:font-weight="normal" officeooo:rsid="001e5adb" officeooo:paragraph-rsid="001fb1c3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d51ff" officeooo:paragraph-rsid="001fb1c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294da" officeooo:paragraph-rsid="001fb1c3" style:font-weight-asian="normal" style:font-weight-complex="normal"/>
    </style:style>
    <style:style style:name="P17" style:family="paragraph" style:parent-style-name="Standard">
      <style:text-properties style:text-underline-style="none" officeooo:rsid="000294da" officeooo:paragraph-rsid="001fb1c3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1ff" officeooo:paragraph-rsid="001fb1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rsid="000294da" officeooo:paragraph-rsid="001fb1c3"/>
    </style:style>
    <style:style style:name="P20" style:family="paragraph" style:parent-style-name="Standard">
      <style:paragraph-properties fo:break-before="page"/>
      <style:text-properties style:text-underline-style="none" officeooo:rsid="001e5adb" officeooo:paragraph-rsid="001e5adb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db" officeooo:paragraph-rsid="001fb1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94da" officeooo:paragraph-rsid="001fb1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officeooo:rsid="001e09c3" officeooo:paragraph-rsid="001fb1c3"/>
    </style:style>
    <style:style style:name="P24" style:family="paragraph" style:parent-style-name="Standard">
      <style:text-properties style:text-underline-style="none" officeooo:rsid="001d51ff" officeooo:paragraph-rsid="001fb1c3"/>
    </style:style>
    <style:style style:name="P25" style:family="paragraph" style:parent-style-name="Standard">
      <style:text-properties style:text-underline-style="none" officeooo:rsid="002111ea" officeooo:paragraph-rsid="002111ea"/>
    </style:style>
    <style:style style:name="P26" style:family="paragraph" style:parent-style-name="Standard">
      <style:text-properties style:text-underline-style="none" fo:font-weight="normal" officeooo:rsid="002111ea" officeooo:paragraph-rsid="002111ea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1ea" officeooo:paragraph-rsid="00211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823" officeooo:paragraph-rsid="0022c8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da4d1"/>
    </style:style>
    <style:style style:name="T4" style:family="text">
      <style:text-properties style:text-underline-style="none" officeooo:rsid="001e09c3"/>
    </style:style>
    <style:style style:name="T5" style:family="text">
      <style:text-properties officeooo:rsid="001e09c3"/>
    </style:style>
    <style:style style:name="T6" style:family="text">
      <style:text-properties officeooo:rsid="001e5adb"/>
    </style:style>
    <style:style style:name="T7" style:family="text">
      <style:text-properties officeooo:rsid="002111ea"/>
    </style:style>
    <style:style style:name="T8" style:family="text">
      <style:text-properties officeooo:rsid="0022c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blème : QC un CRF papier versus une base de donnée access contenant les données introduites (en ce qui aurait du double data entry)</text:p>
      <text:p text:style-name="P6">- cleaning des discrepancies découtvertes durant le QC.</text:p>
      <text:p text:style-name="P6">- soumettre l’étude aux authorités (GCP)</text:p>
      <text:p text:style-name="P6">- tirer une analyse statistique (SAP) démontrant l’efficacité du traitement</text:p>
      <text:p text:style-name="P1"/>
      <text:p text:style-name="P1"/>
      <text:p text:style-name="P1">URS -1: <text:span text:style-name="T5">Hold a study in a based ODM CDISC structure.</text:span></text:p>
      <text:p text:style-name="P1"><text:span text:style-name="T1">Study &amp; ODM</text:span><text:span text:style-name="T2"> =&gt;</text:span></text:p>
      <text:p text:style-name="P9">a) structure =&gt; protocol</text:p>
      <text:p text:style-name="P9">b) hierarchy of studyevent, forms, groups, group repetition</text:p>
      <text:p text:style-name="P9">c) GCP requirements</text:p>
      <text:p text:style-name="P9">d) Database construction respecting the ODM</text:p>
      <text:p text:style-name="P9"/>
      <text:p text:style-name="P10"/>
      <text:p text:style-name="P12">URS-2 : Import Clinical data in the data structure</text:p>
      <text:p text:style-name="P2">Import =&gt; charset, format : CSV</text:p>
      <text:p text:style-name="P2">clinical data = raw data of a study</text:p>
      <text:p text:style-name="P7">Import the clinical data in the database described in URS1</text:p>
      <text:p text:style-name="P12"><text:s/></text:p>
      <text:p text:style-name="P4"><text:span text:style-name="T2">URS-</text:span><text:span text:style-name="T4">3</text:span><text:span text:style-name="T2">: perform a data entry </text:span><text:span text:style-name="T3">under the GCP requirements</text:span></text:p>
      <text:p text:style-name="P9">CFR 21 part 11 a), g) =&gt; Audit trails, control access.</text:p>
      <text:p text:style-name="P9">=&gt; Web interface</text:p>
      <text:p text:style-name="P9">=&gt; control access</text:p>
      <text:p text:style-name="P9"/>
      <text:p text:style-name="P4"><text:span text:style-name="T2">URS-</text:span><text:span text:style-name="T4">4</text:span><text:span text:style-name="T2"> : export the data in a CDISC ODM snapshot</text:span></text:p>
      <text:p text:style-name="P9">=&gt; validation of the XML</text:p>
      <text:p text:style-name="P9">=&gt; check the audit trail</text:p>
      <text:p text:style-name="P9">=&gt; Versionning</text:p>
      <text:p text:style-name="P9"/>
      <text:p text:style-name="P4"><text:span text:style-name="T2">URS-</text:span><text:span text:style-name="T4">5</text:span><text:span text:style-name="T2"> : Freeze the study </text:span><text:span text:style-name="T3">(database)</text:span></text:p>
      <text:p text:style-name="P9">=&gt; SHA2, pdf, ODM associated, data version</text:p>
      <text:p text:style-name="P9"/>
      <text:p text:style-name="P20"><text:span text:style-name="T8">txs - </text:span>ecrf- mobile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URS</text:p>
          </table:table-cell>
          <table:table-cell table:style-name="Table1.A1" office:value-type="string">
            <text:p text:style-name="P21">Description</text:p>
          </table:table-cell>
          <table:table-cell table:style-name="Table1.A1" office:value-type="string">
            <text:p text:style-name="P21">Priorty</text:p>
          </table:table-cell>
          <table:table-cell table:style-name="Table1.D1" office:value-type="string">
            <text:p text:style-name="P21">Progress</text:p>
          </table:table-cell>
        </table:table-row>
        <table:table-row>
          <table:table-cell table:style-name="Table1.A2" office:value-type="string">
            <text:p text:style-name="P21">01</text:p>
          </table:table-cell>
          <table:table-cell table:style-name="Table1.A2" office:value-type="string">
            <text:p text:style-name="P8">Hold a study in a based ODM CDISC structure.</text:p>
            <text:p text:style-name="P3"><text:span text:style-name="T1">Study &amp; ODM</text:span><text:span text:style-name="T2"> =&gt;</text:span></text:p>
            <text:p text:style-name="P11">a) structure =&gt; protocol</text:p>
            <text:p text:style-name="P11">b) hierarchy of studyevent, forms, groups, group repetition</text:p>
            <text:p text:style-name="P11">c) GCP requirements</text:p>
            <text:p text:style-name="P18">d) Database construction respecting the ODM</text:p>
          </table:table-cell>
          <table:table-cell table:style-name="Table1.A2" office:value-type="string">
            <text:p text:style-name="P21">High, GCP</text:p>
          </table:table-cell>
          <table:table-cell table:style-name="Table1.D2" office:value-type="string">
            <text:p text:style-name="P21">100%</text:p>
          </table:table-cell>
        </table:table-row>
        <table:table-row>
          <table:table-cell table:style-name="Table1.A2" office:value-type="string">
            <text:p text:style-name="P21">02</text:p>
          </table:table-cell>
          <table:table-cell table:style-name="Table1.A2" office:value-type="string">
            <text:p text:style-name="P13">Import Clinical data in the data structure</text:p>
            <text:p text:style-name="P3">Import =&gt; charset, format : CSV</text:p>
            <text:p text:style-name="P3">clinical data = raw data of a study</text:p>
            <text:p text:style-name="P8">Import the clinical data in the database described in URS-<text:span text:style-name="T6">0</text:span>1</text:p>
          </table:table-cell>
          <table:table-cell table:style-name="Table1.A2" office:value-type="string">
            <text:p text:style-name="P21">High, GCP</text:p>
          </table:table-cell>
          <table:table-cell table:style-name="Table1.D2" office:value-type="string">
            <text:p text:style-name="P22">pending</text:p>
          </table:table-cell>
        </table:table-row>
        <table:table-row>
          <table:table-cell table:style-name="Table1.A2" office:value-type="string">
            <text:p text:style-name="P21">03</text:p>
          </table:table-cell>
          <table:table-cell table:style-name="Table1.A2" office:value-type="string">
            <text:p text:style-name="P5"><text:span text:style-name="T2">perform a data entry </text:span><text:span text:style-name="T3">under the GCP requirements</text:span></text:p>
            <text:p text:style-name="P11">CFR 21 part 11 a), g) =&gt; Audit trails, control access.</text:p>
            <text:p text:style-name="P11">=&gt; Web interface</text:p>
            <text:p text:style-name="P11">=&gt; control access</text:p>
            <text:p text:style-name="P25">ClinicalData – SubjectData- StudyEventData-FormData-itemgroup data-itemdata</text:p>
            <text:p text:style-name="P25">+ Audit trail</text:p>
          </table:table-cell>
          <table:table-cell table:style-name="Table1.A2" office:value-type="string">
            <text:p text:style-name="P21">High, GCP</text:p>
          </table:table-cell>
          <table:table-cell table:style-name="Table1.D2" office:value-type="string">
            <text:p text:style-name="P21"><text:span text:style-name="T7">90</text:span>%</text:p>
          </table:table-cell>
        </table:table-row>
        <table:table-row>
          <table:table-cell table:style-name="Table1.A2" office:value-type="string">
            <text:p text:style-name="P21">04</text:p>
          </table:table-cell>
          <table:table-cell table:style-name="Table1.A2" office:value-type="string">
            <text:p text:style-name="P11">export the data in a CDISC ODM snapshot</text:p>
            <text:p text:style-name="P11">=&gt; validation of the XML</text:p>
            <text:p text:style-name="P11">=&gt; check the audit trail</text:p>
            <text:p text:style-name="P11">=&gt; Versionning</text:p>
          </table:table-cell>
          <table:table-cell table:style-name="Table1.A2" office:value-type="string">
            <text:p text:style-name="P21">High, GCP</text:p>
          </table:table-cell>
          <table:table-cell table:style-name="Table1.D2" office:value-type="string">
            <text:p text:style-name="P27">80%</text:p>
          </table:table-cell>
        </table:table-row>
        <table:table-row>
          <table:table-cell table:style-name="Table1.A2" office:value-type="string">
            <text:p text:style-name="P21"><text:span text:style-name="T7">0</text:span>05</text:p>
          </table:table-cell>
          <table:table-cell table:style-name="Table1.A2" office:value-type="string">
            <text:p text:style-name="P5"><text:span text:style-name="T2">Freeze the study </text:span><text:span text:style-name="T3">(database)</text:span></text:p>
            <text:p text:style-name="P15">=&gt; SHA2, pdf, ODM associated, data version</text:p>
            <text:p text:style-name="P14">=&gt; Control access</text:p>
          </table:table-cell>
          <table:table-cell table:style-name="Table1.A2" office:value-type="string">
            <text:p text:style-name="P21">High, GCP</text:p>
          </table:table-cell>
          <table:table-cell table:style-name="Table1.D2" office:value-type="string">
            <text:p text:style-name="P22">Pending</text:p>
          </table:table-cell>
        </table:table-row>
        <table:table-row>
          <table:table-cell table:style-name="Table1.A2" office:value-type="string">
            <text:p text:style-name="P22">06</text:p>
          </table:table-cell>
          <table:table-cell table:style-name="Table1.A2" office:value-type="string">
            <text:p text:style-name="P16">Export the full audit trail of a study for Audit Trail Review.</text:p>
          </table:table-cell>
          <table:table-cell table:style-name="Table1.A2" office:value-type="string">
            <text:p text:style-name="P22">High, GCP</text:p>
          </table:table-cell>
          <table:table-cell table:style-name="Table1.D2" office:value-type="string">
            <text:p text:style-name="P22">Pending</text:p>
          </table:table-cell>
        </table:table-row>
        <table:table-row>
          <table:table-cell table:style-name="Table1.A2" office:value-type="string">
            <text:p text:style-name="P27">07</text:p>
          </table:table-cell>
          <table:table-cell table:style-name="Table1.A2" office:value-type="string">
            <text:p text:style-name="P26">CFR 21 part 11 </text:p>
            <text:p text:style-name="P26">Electronic Signature</text:p>
          </table:table-cell>
          <table:table-cell table:style-name="Table1.A2" office:value-type="string">
            <text:p text:style-name="P28">High,</text:p>
            <text:p text:style-name="P28">GCP</text:p>
          </table:table-cell>
          <table:table-cell table:style-name="Table1.D2" office:value-type="string">
            <text:p text:style-name="P28">Pending</text:p>
          </table:table-cell>
        </table:table-row>
      </table:table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9:59:17.926324318</meta:creation-date>
    <dc:date>2020-01-06T22:46:43.111787811</dc:date>
    <meta:editing-duration>PT56M38S</meta:editing-duration>
    <meta:editing-cycles>8</meta:editing-cycles>
    <meta:generator>LibreOffice/6.2.7.1$Linux_X86_64 LibreOffice_project/20$Build-1</meta:generator>
    <meta:document-statistic meta:table-count="1" meta:image-count="0" meta:object-count="0" meta:page-count="2" meta:paragraph-count="78" meta:word-count="363" meta:character-count="2056" meta:non-whitespace-character-count="1767"/>
  </office:meta>
</office:document-meta>
</file>